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xlink="http://www.w3.org/1999/xlink" xmlns:style="urn:oasis:names:tc:opendocument:xmlns:style:1.0">
  <office:body>
    <office:text>
      <text:h text:outline-level="1">Title</text:h>
      <text:p>Hello <text:a xlink:href="https://example.com">Example</text:a></text:p>
      <text:list text:style-name="L1">
        <text:list-item>
          <text:p>First</text:p>
        </text:list-item>
        <text:list-item>
          <text:p>Second</text:p>
          <text:list text:style-name="L1">
            <text:list-item>
              <text:p>Nested</text:p>
            </text:list-item>
          </text:list>
        </text:list-item>
      </text:list>
      <table:table>
        <table:table-row>
          <table:table-cell table:number-columns-spanned="2">
            <text:p>A</text:p>
          </table:table-cell>
          <table:table-cell>
            <text:p>ignored</text:p>
          </table:table-cell>
        </table:table-row>
        <table:table-row>
          <table:table-cell table:number-rows-spanned="2">
            <text:p>B1</text:p>
          </table:table-cell>
          <table:table-cell>
            <text:p>B2</text:p>
          </table:table-cell>
        </table:table-row>
        <table:table-row>
          <table:table-cell>
            <text:p/>
          </table:table-cell>
          <table:table-cell>
            <text:p>C2</text:p>
          </table:table-cell>
        </table:table-row>
      </table:table>
      <draw:frame draw:name="alt text">
        <draw:image xlink:href="Pictures/image1.png" xlink:type="simple"/>
      </draw:fram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style="urn:oasis:names:tc:opendocument:xmlns:style:1.0">
  <office:styles>
    <text:list-style style:name="L1">
      <text:list-level-style-number text:level="1" style:num-format="1"/>
    </text:list-style>
  </office:styles>
</office:document-styles>
</file>